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6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5.523cm"/>
    </style:style>
    <style:style style:name="co6" style:family="table-column">
      <style:table-column-properties fo:break-before="auto" style:column-width="5.0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2.0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غير مشكولة</text:p>
          </table:table-cell>
          <table:table-cell table:style-name="ce4" office:value-type="string" calcext:value-type="string">
            <text:p>كلمة</text:p>
          </table:table-cell>
          <table:table-cell table:style-name="ce4" office:value-type="string" calcext:value-type="string">
            <text:p>اقتراح</text:p>
          </table:table-cell>
          <table:table-cell office:value-type="string" calcext:value-type="string">
            <text:p>القاعد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جندة </text:p>
          </table:table-cell>
          <table:table-cell office:value-type="string" calcext:value-type="string">
            <text:p>أَجِنْدَة </text:p>
          </table:table-cell>
          <table:table-cell office:value-type="string" calcext:value-type="string">
            <text:p><text:s/>مُذَكِّرَة|مُفَكِّرَة</text:p>
          </table:table-cell>
          <table:table-cell table:formula="of:=[.C2]&amp;&quot;=&quot;&amp;[.E2]" office:value-type="string" office:string-value="أجندة = مُذَكِّرَة|مُفَكِّرَة" calcext:value-type="string">
            <text:p>أجندة = مُذَكِّرَة|مُفَكِّرَ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إستاد </text:p>
          </table:table-cell>
          <table:table-cell office:value-type="string" calcext:value-type="string">
            <text:p>إِسْتَادْ </text:p>
          </table:table-cell>
          <table:table-cell office:value-type="string" calcext:value-type="string">
            <text:p>ملعب</text:p>
          </table:table-cell>
          <table:table-cell table:formula="of:=[.C3]&amp;&quot;=&quot;&amp;[.E3]" office:value-type="string" office:string-value="إستاد =ملعب" calcext:value-type="string">
            <text:p>إستاد =ملعب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استوديو </text:p>
          </table:table-cell>
          <table:table-cell office:value-type="string" calcext:value-type="string">
            <text:p>اسْتُودْيُو </text:p>
          </table:table-cell>
          <table:table-cell office:value-type="string" calcext:value-type="string">
            <text:p><text:s/>مَرْسَمْ</text:p>
          </table:table-cell>
          <table:table-cell table:formula="of:=[.C4]&amp;&quot;=&quot;&amp;[.E4]" office:value-type="string" office:string-value="استوديو = مَرْسَمْ" calcext:value-type="string">
            <text:p>استوديو = مَرْسَمْ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إسفلت </text:p>
          </table:table-cell>
          <table:table-cell office:value-type="string" calcext:value-type="string">
            <text:p>إسْفَلْتْ </text:p>
          </table:table-cell>
          <table:table-cell office:value-type="string" calcext:value-type="string">
            <text:p><text:s/>زفت</text:p>
          </table:table-cell>
          <table:table-cell table:formula="of:=[.C5]&amp;&quot;=&quot;&amp;[.E5]" office:value-type="string" office:string-value="إسفلت = زفت" calcext:value-type="string">
            <text:p>إسفلت = زفت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أكي </text:p>
          </table:table-cell>
          <table:table-cell office:value-type="string" calcext:value-type="string">
            <text:p>أُكِّي </text:p>
          </table:table-cell>
          <table:table-cell office:value-type="string" calcext:value-type="string">
            <text:p><text:s/>مُوَافِقٌ</text:p>
          </table:table-cell>
          <table:table-cell table:formula="of:=[.C6]&amp;&quot;=&quot;&amp;[.E6]" office:value-type="string" office:string-value="أكي = مُوَافِقٌ" calcext:value-type="string">
            <text:p>أكي = مُوَافِقٌ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لبوم </text:p>
          </table:table-cell>
          <table:table-cell office:value-type="string" calcext:value-type="string">
            <text:p>أَلْبُومْ </text:p>
          </table:table-cell>
          <table:table-cell office:value-type="string" calcext:value-type="string">
            <text:p><text:s/>سِجِلُّ الصور</text:p>
          </table:table-cell>
          <table:table-cell table:formula="of:=[.C7]&amp;&quot;=&quot;&amp;[.E7]" office:value-type="string" office:string-value="ألبوم = سِجِلُّ الصور" calcext:value-type="string">
            <text:p>ألبوم = سِجِلُّ الصور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نترنت </text:p>
          </table:table-cell>
          <table:table-cell office:value-type="string" calcext:value-type="string">
            <text:p>أَنْتِرْنِتْ </text:p>
          </table:table-cell>
          <table:table-cell office:value-type="string" calcext:value-type="string">
            <text:p><text:s/>الشَّابِكة، (وهو المصطلح المعتَمَدُ مِن طرف مكتب تنسيق التعريب عِوَضَ لَفْظَة انترنت).</text:p>
          </table:table-cell>
          <table:table-cell table:formula="of:=[.C8]&amp;&quot;=&quot;&amp;[.E8]" office:value-type="string" office:string-value="أنترنت = الشَّابِكة، (وهو المصطلح المعتَمَدُ مِن طرف مكتب تنسيق التعريب عِوَضَ لَفْظَة انترنت)." calcext:value-type="string">
            <text:p>أنترنت = الشَّابِكة، (وهو المصطلح المعتَمَدُ مِن طرف مكتب تنسيق التعريب عِوَضَ لَفْظَة انترنت).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إنسكلوبيديا </text:p>
          </table:table-cell>
          <table:table-cell office:value-type="string" calcext:value-type="string">
            <text:p>إنْسِكْلُوبِيدْيَا </text:p>
          </table:table-cell>
          <table:table-cell office:value-type="string" calcext:value-type="string">
            <text:p><text:s/>موسوعة|دائرة معارف</text:p>
          </table:table-cell>
          <table:table-cell table:formula="of:=[.C9]&amp;&quot;=&quot;&amp;[.E9]" office:value-type="string" office:string-value="إنسكلوبيديا = موسوعة|دائرة معارف" calcext:value-type="string">
            <text:p>إنسكلوبيديا = موسوعة|دائرة معارف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انفلونزا </text:p>
          </table:table-cell>
          <table:table-cell office:value-type="string" calcext:value-type="string">
            <text:p>انْفَلْوَنْزَا </text:p>
          </table:table-cell>
          <table:table-cell office:value-type="string" calcext:value-type="string">
            <text:p><text:s/>رَشْحَة برد|نزلة برد</text:p>
          </table:table-cell>
          <table:table-cell table:formula="of:=[.C10]&amp;&quot;=&quot;&amp;[.E10]" office:value-type="string" office:string-value="انفلونزا = رَشْحَة برد|نزلة برد" calcext:value-type="string">
            <text:p>انفلونزا = رَشْحَة برد|نزلة برد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أوبرا </text:p>
          </table:table-cell>
          <table:table-cell office:value-type="string" calcext:value-type="string">
            <text:p>أُوبِرَا </text:p>
          </table:table-cell>
          <table:table-cell office:value-type="string" calcext:value-type="string">
            <text:p><text:s/>مسرحية غنائية</text:p>
          </table:table-cell>
          <table:table-cell table:formula="of:=[.C11]&amp;&quot;=&quot;&amp;[.E11]" office:value-type="string" office:string-value="أوبرا = مسرحية غنائية" calcext:value-type="string">
            <text:p>أوبرا = مسرحية غنائي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وتوبيس </text:p>
          </table:table-cell>
          <table:table-cell office:value-type="string" calcext:value-type="string">
            <text:p>أُوتُوبِيس </text:p>
          </table:table-cell>
          <table:table-cell office:value-type="string" calcext:value-type="string">
            <text:p><text:s/>حافلة</text:p>
          </table:table-cell>
          <table:table-cell table:formula="of:=[.C12]&amp;&quot;=&quot;&amp;[.E12]" office:value-type="string" office:string-value="أوتوبيس = حافلة" calcext:value-type="string">
            <text:p>أوتوبيس = حافل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أوتوماتيكي </text:p>
          </table:table-cell>
          <table:table-cell office:value-type="string" calcext:value-type="string">
            <text:p>أُوتُومَاتِيكِي </text:p>
          </table:table-cell>
          <table:table-cell office:value-type="string" calcext:value-type="string">
            <text:p><text:s/>تلقائي</text:p>
          </table:table-cell>
          <table:table-cell table:formula="of:=[.C13]&amp;&quot;=&quot;&amp;[.E13]" office:value-type="string" office:string-value="أوتوماتيكي = تلقائي" calcext:value-type="string">
            <text:p>أوتوماتيكي = تلقائي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باراشوت </text:p>
          </table:table-cell>
          <table:table-cell office:value-type="string" calcext:value-type="string">
            <text:p>بَارَاشُوتْ </text:p>
          </table:table-cell>
          <table:table-cell office:value-type="string" calcext:value-type="string">
            <text:p><text:s/>مِظَلة الهبوط</text:p>
          </table:table-cell>
          <table:table-cell table:formula="of:=[.C14]&amp;&quot;=&quot;&amp;[.E14]" office:value-type="string" office:string-value="باراشوت = مِظَلة الهبوط" calcext:value-type="string">
            <text:p>باراشوت = مِظَلة الهبوط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بارتاج </text:p>
          </table:table-cell>
          <table:table-cell office:value-type="string" calcext:value-type="string">
            <text:p>بَارْتَاجْ </text:p>
          </table:table-cell>
          <table:table-cell office:value-type="string" calcext:value-type="string">
            <text:p><text:s/>مُشاركة</text:p>
          </table:table-cell>
          <table:table-cell table:formula="of:=[.C15]&amp;&quot;=&quot;&amp;[.E15]" office:value-type="string" office:string-value="بارتاج = مُشاركة" calcext:value-type="string">
            <text:p>بارتاج = مُشارك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اص </text:p>
          </table:table-cell>
          <table:table-cell office:value-type="string" calcext:value-type="string">
            <text:p>بَاص </text:p>
          </table:table-cell>
          <table:table-cell office:value-type="string" calcext:value-type="string">
            <text:p><text:s/>حافلة</text:p>
          </table:table-cell>
          <table:table-cell table:formula="of:=[.C16]&amp;&quot;=&quot;&amp;[.E16]" office:value-type="string" office:string-value="باص = حافلة" calcext:value-type="string">
            <text:p>باص = حافل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بالطو </text:p>
          </table:table-cell>
          <table:table-cell office:value-type="string" calcext:value-type="string">
            <text:p>بَالْطُو </text:p>
          </table:table-cell>
          <table:table-cell office:value-type="string" calcext:value-type="string">
            <text:p><text:s/>مِعْطف</text:p>
          </table:table-cell>
          <table:table-cell table:formula="of:=[.C17]&amp;&quot;=&quot;&amp;[.E17]" office:value-type="string" office:string-value="بالطو = مِعْطف" calcext:value-type="string">
            <text:p>بالطو = مِعْطف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بالون </text:p>
          </table:table-cell>
          <table:table-cell office:value-type="string" calcext:value-type="string">
            <text:p>بَالُون </text:p>
          </table:table-cell>
          <table:table-cell office:value-type="string" calcext:value-type="string">
            <text:p><text:s/>مِنْطاد</text:p>
          </table:table-cell>
          <table:table-cell table:formula="of:=[.C18]&amp;&quot;=&quot;&amp;[.E18]" office:value-type="string" office:string-value="بالون = مِنْطاد" calcext:value-type="string">
            <text:p>بالون = مِنْطاد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ترول </text:p>
          </table:table-cell>
          <table:table-cell office:value-type="string" calcext:value-type="string">
            <text:p>بِتْرُول </text:p>
          </table:table-cell>
          <table:table-cell office:value-type="string" calcext:value-type="string">
            <text:p><text:s/>نَفْط</text:p>
          </table:table-cell>
          <table:table-cell table:formula="of:=[.C19]&amp;&quot;=&quot;&amp;[.E19]" office:value-type="string" office:string-value="بترول = نَفْط" calcext:value-type="string">
            <text:p>بترول = نَفْط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برشامة </text:p>
          </table:table-cell>
          <table:table-cell office:value-type="string" calcext:value-type="string">
            <text:p>بَرْشَامَة </text:p>
          </table:table-cell>
          <table:table-cell office:value-type="string" calcext:value-type="string">
            <text:p><text:s/>مُسْوَدَّة|مُسَوَّدة|كبسولة دواء</text:p>
          </table:table-cell>
          <table:table-cell table:formula="of:=[.C20]&amp;&quot;=&quot;&amp;[.E20]" office:value-type="string" office:string-value="برشامة = مُسْوَدَّة|مُسَوَّدة|كبسولة دواء" calcext:value-type="string">
            <text:p>برشامة = مُسْوَدَّة|مُسَوَّدة|كبسولة دواء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لكون|بلكونة </text:p>
          </table:table-cell>
          <table:table-cell office:value-type="string" calcext:value-type="string">
            <text:p>بَلْكُون|بَلَكُونَة </text:p>
          </table:table-cell>
          <table:table-cell office:value-type="string" calcext:value-type="string">
            <text:p><text:s/>شُرْفَة</text:p>
          </table:table-cell>
          <table:table-cell table:formula="of:=[.C21]&amp;&quot;=&quot;&amp;[.E21]" office:value-type="string" office:string-value="بلكون|بلكونة = شُرْفَة" calcext:value-type="string">
            <text:p>بلكون|بلكونة = شُرْفَ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لكونة|بلكون </text:p>
          </table:table-cell>
          <table:table-cell office:value-type="string" calcext:value-type="string">
            <text:p>بَلَكُونة|بَلْكُون </text:p>
          </table:table-cell>
          <table:table-cell office:value-type="string" calcext:value-type="string">
            <text:p><text:s/>شُرفة</text:p>
          </table:table-cell>
          <table:table-cell table:formula="of:=[.C22]&amp;&quot;=&quot;&amp;[.E22]" office:value-type="string" office:string-value="بلكونة|بلكون = شُرفة" calcext:value-type="string">
            <text:p>بلكونة|بلكون = شُرف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نج</text:p>
          </table:table-cell>
          <table:table-cell office:value-type="string" calcext:value-type="string">
            <text:p>بَنْج</text:p>
          </table:table-cell>
          <table:table-cell office:value-type="string" calcext:value-type="string">
            <text:p><text:s/>مُخدّر للجراحة</text:p>
          </table:table-cell>
          <table:table-cell table:formula="of:=[.C23]&amp;&quot;=&quot;&amp;[.E23]" office:value-type="string" office:string-value="بنج= مُخدّر للجراحة" calcext:value-type="string">
            <text:p>بنج= مُخدّر للجراح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بورتريه</text:p>
          </table:table-cell>
          <table:table-cell office:value-type="string" calcext:value-type="string">
            <text:p>بورتريه</text:p>
          </table:table-cell>
          <table:table-cell office:value-type="string" calcext:value-type="string">
            <text:p><text:s/>بطاقة فنية|لوحة فنية</text:p>
          </table:table-cell>
          <table:table-cell table:formula="of:=[.C24]&amp;&quot;=&quot;&amp;[.E24]" office:value-type="string" office:string-value="بورتريه= بطاقة فنية|لوحة فنية" calcext:value-type="string">
            <text:p>بورتريه= بطاقة فنية|لوحة فني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يجامة </text:p>
          </table:table-cell>
          <table:table-cell office:value-type="string" calcext:value-type="string">
            <text:p>بِيجَامَة </text:p>
          </table:table-cell>
          <table:table-cell office:value-type="string" calcext:value-type="string">
            <text:p><text:s/>مَنَامَة</text:p>
          </table:table-cell>
          <table:table-cell table:formula="of:=[.C25]&amp;&quot;=&quot;&amp;[.E25]" office:value-type="string" office:string-value="بيجامة = مَنَامَة" calcext:value-type="string">
            <text:p>بيجامة = مَنَامَ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بيجامة </text:p>
          </table:table-cell>
          <table:table-cell office:value-type="string" calcext:value-type="string">
            <text:p>بيجامَة </text:p>
          </table:table-cell>
          <table:table-cell office:value-type="string" calcext:value-type="string">
            <text:p><text:s/>منامة</text:p>
          </table:table-cell>
          <table:table-cell table:formula="of:=[.C26]&amp;&quot;=&quot;&amp;[.E26]" office:value-type="string" office:string-value="بيجامة = منامة" calcext:value-type="string">
            <text:p>بيجامة = منام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ترمس </text:p>
          </table:table-cell>
          <table:table-cell office:value-type="string" calcext:value-type="string">
            <text:p>تِرْمُس </text:p>
          </table:table-cell>
          <table:table-cell office:value-type="string" calcext:value-type="string">
            <text:p><text:s/>الزجاجة العازلة (تستعمل لحفظ المشروبات ساخنة أو باردة)</text:p>
          </table:table-cell>
          <table:table-cell table:formula="of:=[.C27]&amp;&quot;=&quot;&amp;[.E27]" office:value-type="string" office:string-value="ترمس = الزجاجة العازلة (تستعمل لحفظ المشروبات ساخنة أو باردة)" calcext:value-type="string">
            <text:p>ترمس = الزجاجة العازلة (تستعمل لحفظ المشروبات ساخنة أو باردة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تكاية </text:p>
          </table:table-cell>
          <table:table-cell office:value-type="string" calcext:value-type="string">
            <text:p>تَكَّاية </text:p>
          </table:table-cell>
          <table:table-cell office:value-type="string" calcext:value-type="string">
            <text:p><text:s/>مِخَدَّة|وِسادة</text:p>
          </table:table-cell>
          <table:table-cell table:formula="of:=[.C28]&amp;&quot;=&quot;&amp;[.E28]" office:value-type="string" office:string-value="تكاية = مِخَدَّة|وِسادة" calcext:value-type="string">
            <text:p>تكاية = مِخَدَّة|وِساد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تلفون </text:p>
          </table:table-cell>
          <table:table-cell office:value-type="string" calcext:value-type="string">
            <text:p>تِلِفُون </text:p>
          </table:table-cell>
          <table:table-cell office:value-type="string" calcext:value-type="string">
            <text:p><text:s/>هاتِف</text:p>
          </table:table-cell>
          <table:table-cell table:formula="of:=[.C29]&amp;&quot;=&quot;&amp;[.E29]" office:value-type="string" office:string-value="تلفون = هاتِف" calcext:value-type="string">
            <text:p>تلفون = هاتِف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جيم </text:p>
          </table:table-cell>
          <table:table-cell office:value-type="string" calcext:value-type="string">
            <text:p>جِيمْ </text:p>
          </table:table-cell>
          <table:table-cell office:value-type="string" calcext:value-type="string">
            <text:p><text:s/>إعجاب</text:p>
          </table:table-cell>
          <table:table-cell table:formula="of:=[.C30]&amp;&quot;=&quot;&amp;[.E30]" office:value-type="string" office:string-value="جيم = إعجاب" calcext:value-type="string">
            <text:p>جيم = إعجاب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خان </text:p>
          </table:table-cell>
          <table:table-cell office:value-type="string" calcext:value-type="string">
            <text:p>خَان </text:p>
          </table:table-cell>
          <table:table-cell office:value-type="string" calcext:value-type="string">
            <text:p><text:s/>فُندق</text:p>
          </table:table-cell>
          <table:table-cell table:formula="of:=[.C31]&amp;&quot;=&quot;&amp;[.E31]" office:value-type="string" office:string-value="خان = فُندق" calcext:value-type="string">
            <text:p>خان = فُندق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دوخة </text:p>
          </table:table-cell>
          <table:table-cell office:value-type="string" calcext:value-type="string">
            <text:p>دُوخة </text:p>
          </table:table-cell>
          <table:table-cell office:value-type="string" calcext:value-type="string">
            <text:p><text:s/>دُوَّار</text:p>
          </table:table-cell>
          <table:table-cell table:formula="of:=[.C32]&amp;&quot;=&quot;&amp;[.E32]" office:value-type="string" office:string-value="دوخة = دُوَّار" calcext:value-type="string">
            <text:p>دوخة = دُوَّار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ديبلوم </text:p>
          </table:table-cell>
          <table:table-cell office:value-type="string" calcext:value-type="string">
            <text:p>دِيبْلُوم </text:p>
          </table:table-cell>
          <table:table-cell office:value-type="string" calcext:value-type="string">
            <text:p><text:s/>شهادة</text:p>
          </table:table-cell>
          <table:table-cell table:formula="of:=[.C33]&amp;&quot;=&quot;&amp;[.E33]" office:value-type="string" office:string-value="ديبلوم = شهادة" calcext:value-type="string">
            <text:p>ديبلوم = شهاد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ديلايت </text:p>
          </table:table-cell>
          <table:table-cell office:value-type="string" calcext:value-type="string">
            <text:p>دِيلايْت </text:p>
          </table:table-cell>
          <table:table-cell office:value-type="string" calcext:value-type="string">
            <text:p><text:s/>حذفْ</text:p>
          </table:table-cell>
          <table:table-cell table:formula="of:=[.C34]&amp;&quot;=&quot;&amp;[.E34]" office:value-type="string" office:string-value="ديلايت = حذفْ" calcext:value-type="string">
            <text:p>ديلايت = حذفْ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راديو </text:p>
          </table:table-cell>
          <table:table-cell office:value-type="string" calcext:value-type="string">
            <text:p>راديُو </text:p>
          </table:table-cell>
          <table:table-cell office:value-type="string" calcext:value-type="string">
            <text:p><text:s/>مِذياع</text:p>
          </table:table-cell>
          <table:table-cell table:formula="of:=[.C35]&amp;&quot;=&quot;&amp;[.E35]" office:value-type="string" office:string-value="راديو = مِذياع" calcext:value-type="string">
            <text:p>راديو = مِذياع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رتوش </text:p>
          </table:table-cell>
          <table:table-cell office:value-type="string" calcext:value-type="string">
            <text:p>رُتُوشْ </text:p>
          </table:table-cell>
          <table:table-cell office:value-type="string" calcext:value-type="string">
            <text:p><text:s/>لَمَسَات</text:p>
          </table:table-cell>
          <table:table-cell table:formula="of:=[.C36]&amp;&quot;=&quot;&amp;[.E36]" office:value-type="string" office:string-value="رتوش = لَمَسَات" calcext:value-type="string">
            <text:p>رتوش = لَمَسَات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روبرتاج </text:p>
          </table:table-cell>
          <table:table-cell office:value-type="string" calcext:value-type="string">
            <text:p>رُوبُرْتَاج </text:p>
          </table:table-cell>
          <table:table-cell office:value-type="string" calcext:value-type="string">
            <text:p><text:s/>استطلاع</text:p>
          </table:table-cell>
          <table:table-cell table:formula="of:=[.C37]&amp;&quot;=&quot;&amp;[.E37]" office:value-type="string" office:string-value="روبرتاج = استطلاع" calcext:value-type="string">
            <text:p>روبرتاج = استطلاع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روتين </text:p>
          </table:table-cell>
          <table:table-cell office:value-type="string" calcext:value-type="string">
            <text:p>رُوتِين </text:p>
          </table:table-cell>
          <table:table-cell office:value-type="string" calcext:value-type="string">
            <text:p><text:s/>رَتَابَة</text:p>
          </table:table-cell>
          <table:table-cell table:formula="of:=[.C38]&amp;&quot;=&quot;&amp;[.E38]" office:value-type="string" office:string-value="روتين = رَتَابَة" calcext:value-type="string">
            <text:p>روتين = رَتَابَ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روكورد </text:p>
          </table:table-cell>
          <table:table-cell office:value-type="string" calcext:value-type="string">
            <text:p>رُوكُورْد </text:p>
          </table:table-cell>
          <table:table-cell office:value-type="string" calcext:value-type="string">
            <text:p><text:s/>جهاز التسجيل</text:p>
          </table:table-cell>
          <table:table-cell table:formula="of:=[.C39]&amp;&quot;=&quot;&amp;[.E39]" office:value-type="string" office:string-value="روكورد = جهاز التسجيل" calcext:value-type="string">
            <text:p>روكورد = جهاز التسجيل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رومانسية </text:p>
          </table:table-cell>
          <table:table-cell office:value-type="string" calcext:value-type="string">
            <text:p>رُومانسية </text:p>
          </table:table-cell>
          <table:table-cell office:value-type="string" calcext:value-type="string">
            <text:p><text:s/>شاعريَّة</text:p>
          </table:table-cell>
          <table:table-cell table:formula="of:=[.C40]&amp;&quot;=&quot;&amp;[.E40]" office:value-type="string" office:string-value="رومانسية = شاعريَّة" calcext:value-type="string">
            <text:p>رومانسية = شاعريَّ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سندويتش </text:p>
          </table:table-cell>
          <table:table-cell office:value-type="string" calcext:value-type="string">
            <text:p>سَنْدوِيتْش </text:p>
          </table:table-cell>
          <table:table-cell office:value-type="string" calcext:value-type="string">
            <text:p><text:s/>شَطِيرَة</text:p>
          </table:table-cell>
          <table:table-cell table:formula="of:=[.C41]&amp;&quot;=&quot;&amp;[.E41]" office:value-type="string" office:string-value="سندويتش = شَطِيرَة" calcext:value-type="string">
            <text:p>سندويتش = شَطِيرَ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سوبر </text:p>
          </table:table-cell>
          <table:table-cell office:value-type="string" calcext:value-type="string">
            <text:p>سُوبْر </text:p>
          </table:table-cell>
          <table:table-cell office:value-type="string" calcext:value-type="string">
            <text:p><text:s/>عِملاق|خارق</text:p>
          </table:table-cell>
          <table:table-cell table:formula="of:=[.C42]&amp;&quot;=&quot;&amp;[.E42]" office:value-type="string" office:string-value="سوبر = عِملاق|خارق" calcext:value-type="string">
            <text:p>سوبر = عِملاق|خارق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سيناريو </text:p>
          </table:table-cell>
          <table:table-cell office:value-type="string" calcext:value-type="string">
            <text:p>سِينارْيو </text:p>
          </table:table-cell>
          <table:table-cell office:value-type="string" calcext:value-type="string">
            <text:p><text:s/>النص السينمائي</text:p>
          </table:table-cell>
          <table:table-cell table:formula="of:=[.C43]&amp;&quot;=&quot;&amp;[.E43]" office:value-type="string" office:string-value="سيناريو = النص السينمائي" calcext:value-type="string">
            <text:p>سيناريو = النص السينمائي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شرشف </text:p>
          </table:table-cell>
          <table:table-cell office:value-type="string" calcext:value-type="string">
            <text:p>شَرْشَفْ </text:p>
          </table:table-cell>
          <table:table-cell office:value-type="string" calcext:value-type="string">
            <text:p><text:s/>غِطاء</text:p>
          </table:table-cell>
          <table:table-cell table:formula="of:=[.C44]&amp;&quot;=&quot;&amp;[.E44]" office:value-type="string" office:string-value="شرشف = غِطاء" calcext:value-type="string">
            <text:p>شرشف = غِطاء</text:p>
          </table:table-cell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table:style-name="ce2" office:value-type="string" calcext:value-type="string">
            <text:p>شلة </text:p>
          </table:table-cell>
          <table:table-cell office:value-type="string" calcext:value-type="string">
            <text:p>شِلَّة </text:p>
          </table:table-cell>
          <table:table-cell office:value-type="string" calcext:value-type="string">
            <text:p><text:s/>ثُلَّة</text:p>
          </table:table-cell>
          <table:table-cell table:formula="of:=[.C45]&amp;&quot;=&quot;&amp;[.E45]" office:value-type="string" office:string-value="شلة = ثُلَّة" calcext:value-type="string">
            <text:p>شلة = ثُلَّة</text:p>
          </table:table-cell>
        </table:table-row>
        <table:table-row table:style-name="ro2">
          <table:table-cell/>
          <table:table-cell office:value-type="string" calcext:value-type="string">
            <text:p>ignore</text:p>
          </table:table-cell>
          <table:table-cell table:style-name="ce2" office:value-type="string" calcext:value-type="string">
            <text:p>شهادة الباكالوريوس </text:p>
          </table:table-cell>
          <table:table-cell office:value-type="string" calcext:value-type="string">
            <text:p>شهادة الباكالوريوس </text:p>
          </table:table-cell>
          <table:table-cell office:value-type="string" calcext:value-type="string">
            <text:p><text:s/>شهادة الإجازة</text:p>
          </table:table-cell>
          <table:table-cell table:formula="of:=[.C46]&amp;&quot;=&quot;&amp;[.E46]" office:value-type="string" office:string-value="شهادة الباكالوريوس = شهادة الإجازة" calcext:value-type="string">
            <text:p>شهادة الباكالوريوس = شهادة الإجاز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شير </text:p>
          </table:table-cell>
          <table:table-cell office:value-type="string" calcext:value-type="string">
            <text:p>شِير </text:p>
          </table:table-cell>
          <table:table-cell office:value-type="string" calcext:value-type="string">
            <text:p><text:s/>مُشارَكَة</text:p>
          </table:table-cell>
          <table:table-cell table:formula="of:=[.C47]&amp;&quot;=&quot;&amp;[.E47]" office:value-type="string" office:string-value="شير = مُشارَكَة" calcext:value-type="string">
            <text:p>شير = مُشارَكَ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صالة </text:p>
          </table:table-cell>
          <table:table-cell office:value-type="string" calcext:value-type="string">
            <text:p>صالة </text:p>
          </table:table-cell>
          <table:table-cell office:value-type="string" calcext:value-type="string">
            <text:p><text:s/>بَهْو</text:p>
          </table:table-cell>
          <table:table-cell table:formula="of:=[.C48]&amp;&quot;=&quot;&amp;[.E48]" office:value-type="string" office:string-value="صالة = بَهْو" calcext:value-type="string">
            <text:p>صالة = بَهْو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صالونات </text:p>
          </table:table-cell>
          <table:table-cell office:value-type="string" calcext:value-type="string">
            <text:p>صَالونات </text:p>
          </table:table-cell>
          <table:table-cell office:value-type="string" calcext:value-type="string">
            <text:p><text:s/>مَجالِس|نَوادي</text:p>
          </table:table-cell>
          <table:table-cell table:formula="of:=[.C49]&amp;&quot;=&quot;&amp;[.E49]" office:value-type="string" office:string-value="صالونات = مَجالِس|نَوادي" calcext:value-type="string">
            <text:p>صالونات = مَجالِس|نَوادي</text:p>
          </table:table-cell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table:style-name="ce2" office:value-type="string" calcext:value-type="string">
            <text:p>طابور </text:p>
          </table:table-cell>
          <table:table-cell office:value-type="string" calcext:value-type="string">
            <text:p>طابُور </text:p>
          </table:table-cell>
          <table:table-cell office:value-type="string" calcext:value-type="string">
            <text:p><text:s/>زُمْرَة|جماعة|ثُلَّة|طائِفة|حِزْب</text:p>
          </table:table-cell>
          <table:table-cell table:formula="of:=[.C50]&amp;&quot;=&quot;&amp;[.E50]" office:value-type="string" office:string-value="طابور = زُمْرَة|جماعة|ثُلَّة|طائِفة|حِزْب" calcext:value-type="string">
            <text:p>طابور = زُمْرَة|جماعة|ثُلَّة|طائِفة|حِزْب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طابوهات </text:p>
          </table:table-cell>
          <table:table-cell office:value-type="string" calcext:value-type="string">
            <text:p>طَّابُوهات </text:p>
          </table:table-cell>
          <table:table-cell office:value-type="string" calcext:value-type="string">
            <text:p><text:s/>محظورات|مُحرمات|مَمنوعات</text:p>
          </table:table-cell>
          <table:table-cell table:formula="of:=[.C51]&amp;&quot;=&quot;&amp;[.E51]" office:value-type="string" office:string-value="طابوهات = محظورات|مُحرمات|مَمنوعات" calcext:value-type="string">
            <text:p>طابوهات = محظورات|مُحرمات|مَمنوعات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طاسة </text:p>
          </table:table-cell>
          <table:table-cell office:value-type="string" calcext:value-type="string">
            <text:p>طاسة </text:p>
          </table:table-cell>
          <table:table-cell office:value-type="string" calcext:value-type="string">
            <text:p><text:s/>وِعَاء|إنَاء</text:p>
          </table:table-cell>
          <table:table-cell table:formula="of:=[.C52]&amp;&quot;=&quot;&amp;[.E52]" office:value-type="string" office:string-value="طاسة = وِعَاء|إنَاء" calcext:value-type="string">
            <text:p>طاسة = وِعَاء|إنَاء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طبنجة </text:p>
          </table:table-cell>
          <table:table-cell office:value-type="string" calcext:value-type="string">
            <text:p>طَبَنْجَة </text:p>
          </table:table-cell>
          <table:table-cell office:value-type="string" calcext:value-type="string">
            <text:p><text:s/>مُسَدَّسْ</text:p>
          </table:table-cell>
          <table:table-cell table:formula="of:=[.C53]&amp;&quot;=&quot;&amp;[.E53]" office:value-type="string" office:string-value="طبنجة = مُسَدَّسْ" calcext:value-type="string">
            <text:p>طبنجة = مُسَدَّسْ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فاتورة </text:p>
          </table:table-cell>
          <table:table-cell office:value-type="string" calcext:value-type="string">
            <text:p>فَاتُورَة </text:p>
          </table:table-cell>
          <table:table-cell office:value-type="string" calcext:value-type="string">
            <text:p><text:s/>وَرقة الحساب|بَيَانُ الحساب</text:p>
          </table:table-cell>
          <table:table-cell table:formula="of:=[.C54]&amp;&quot;=&quot;&amp;[.E54]" office:value-type="string" office:string-value="فاتورة = وَرقة الحساب|بَيَانُ الحساب" calcext:value-type="string">
            <text:p>فاتورة = وَرقة الحساب|بَيَانُ الحساب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فحص إكلينيكي </text:p>
          </table:table-cell>
          <table:table-cell office:value-type="string" calcext:value-type="string">
            <text:p>فَحْصٌ إكْلِينِيكِيّ </text:p>
          </table:table-cell>
          <table:table-cell office:value-type="string" calcext:value-type="string">
            <text:p><text:s/>فَحْصٌ سَرِيرِيّ</text:p>
          </table:table-cell>
          <table:table-cell table:formula="of:=[.C55]&amp;&quot;=&quot;&amp;[.E55]" office:value-type="string" office:string-value="فحص إكلينيكي = فَحْصٌ سَرِيرِيّ" calcext:value-type="string">
            <text:p>فحص إكلينيكي = فَحْصٌ سَرِيرِيّ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فلاشة </text:p>
          </table:table-cell>
          <table:table-cell office:value-type="string" calcext:value-type="string">
            <text:p>فْلاشَة </text:p>
          </table:table-cell>
          <table:table-cell office:value-type="string" calcext:value-type="string">
            <text:p><text:s/>شَريحة إلكترونية</text:p>
          </table:table-cell>
          <table:table-cell table:formula="of:=[.C56]&amp;&quot;=&quot;&amp;[.E56]" office:value-type="string" office:string-value="فلاشة = شَريحة إلكترونية" calcext:value-type="string">
            <text:p>فلاشة = شَريحة إلكتروني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فيتو </text:p>
          </table:table-cell>
          <table:table-cell office:value-type="string" calcext:value-type="string">
            <text:p>فِيتُو </text:p>
          </table:table-cell>
          <table:table-cell office:value-type="string" calcext:value-type="string">
            <text:p><text:s/>نَقْض</text:p>
          </table:table-cell>
          <table:table-cell table:formula="of:=[.C57]&amp;&quot;=&quot;&amp;[.E57]" office:value-type="string" office:string-value="فيتو = نَقْض" calcext:value-type="string">
            <text:p>فيتو = نَقْض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فيش </text:p>
          </table:table-cell>
          <table:table-cell office:value-type="string" calcext:value-type="string">
            <text:p>فِيشْ </text:p>
          </table:table-cell>
          <table:table-cell office:value-type="string" calcext:value-type="string">
            <text:p><text:s/>قَابِس كهربائي|مِشْبَكْ كهربائي</text:p>
          </table:table-cell>
          <table:table-cell table:formula="of:=[.C58]&amp;&quot;=&quot;&amp;[.E58]" office:value-type="string" office:string-value="فيش = قَابِس كهربائي|مِشْبَكْ كهربائي" calcext:value-type="string">
            <text:p>فيش = قَابِس كهربائي|مِشْبَكْ كهربائي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فيلا </text:p>
          </table:table-cell>
          <table:table-cell office:value-type="string" calcext:value-type="string">
            <text:p>فِيلاَ </text:p>
          </table:table-cell>
          <table:table-cell office:value-type="string" calcext:value-type="string">
            <text:p><text:s/>دَارَة</text:p>
          </table:table-cell>
          <table:table-cell table:formula="of:=[.C59]&amp;&quot;=&quot;&amp;[.E59]" office:value-type="string" office:string-value="فيلا = دَارَة" calcext:value-type="string">
            <text:p>فيلا = دَارَ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ارت </text:p>
          </table:table-cell>
          <table:table-cell office:value-type="string" calcext:value-type="string">
            <text:p>كَارْتْ </text:p>
          </table:table-cell>
          <table:table-cell office:value-type="string" calcext:value-type="string">
            <text:p><text:s/>بِطاقة</text:p>
          </table:table-cell>
          <table:table-cell table:formula="of:=[.C60]&amp;&quot;=&quot;&amp;[.E60]" office:value-type="string" office:string-value="كارت = بِطاقة" calcext:value-type="string">
            <text:p>كارت = بِطاق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كرونومتر </text:p>
          </table:table-cell>
          <table:table-cell office:value-type="string" calcext:value-type="string">
            <text:p>كْرُونُومِتر </text:p>
          </table:table-cell>
          <table:table-cell office:value-type="string" calcext:value-type="string">
            <text:p><text:s/>مِيقاتة</text:p>
          </table:table-cell>
          <table:table-cell table:formula="of:=[.C61]&amp;&quot;=&quot;&amp;[.E61]" office:value-type="string" office:string-value="كرونومتر = مِيقاتة" calcext:value-type="string">
            <text:p>كرونومتر = مِيقات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كشكول </text:p>
          </table:table-cell>
          <table:table-cell office:value-type="string" calcext:value-type="string">
            <text:p>كَشْكُول </text:p>
          </table:table-cell>
          <table:table-cell office:value-type="string" calcext:value-type="string">
            <text:p><text:s/>كُرَّاسَة</text:p>
          </table:table-cell>
          <table:table-cell table:formula="of:=[.C62]&amp;&quot;=&quot;&amp;[.E62]" office:value-type="string" office:string-value="كشكول = كُرَّاسَة" calcext:value-type="string">
            <text:p>كشكول = كُرَّاسَ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كلاسيكي </text:p>
          </table:table-cell>
          <table:table-cell office:value-type="string" calcext:value-type="string">
            <text:p>كلاسِيكِي </text:p>
          </table:table-cell>
          <table:table-cell office:value-type="string" calcext:value-type="string">
            <text:p><text:s/>عَتِيق|قديم|بدائي</text:p>
          </table:table-cell>
          <table:table-cell table:formula="of:=[.C63]&amp;&quot;=&quot;&amp;[.E63]" office:value-type="string" office:string-value="كلاسيكي = عَتِيق|قديم|بدائي" calcext:value-type="string">
            <text:p>كلاسيكي = عَتِيق|قديم|بدائي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نبة </text:p>
          </table:table-cell>
          <table:table-cell office:value-type="string" calcext:value-type="string">
            <text:p>كَنَبَة </text:p>
          </table:table-cell>
          <table:table-cell office:value-type="string" calcext:value-type="string">
            <text:p><text:s/>أريكة</text:p>
          </table:table-cell>
          <table:table-cell table:formula="of:=[.C64]&amp;&quot;=&quot;&amp;[.E64]" office:value-type="string" office:string-value="كنبة = أريكة" calcext:value-type="string">
            <text:p>كنبة = أريك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كورس </text:p>
          </table:table-cell>
          <table:table-cell office:value-type="string" calcext:value-type="string">
            <text:p>كُورْس </text:p>
          </table:table-cell>
          <table:table-cell office:value-type="string" calcext:value-type="string">
            <text:p><text:s/>مَطبوع|مُلخص</text:p>
          </table:table-cell>
          <table:table-cell table:formula="of:=[.C65]&amp;&quot;=&quot;&amp;[.E65]" office:value-type="string" office:string-value="كورس = مَطبوع|مُلخص" calcext:value-type="string">
            <text:p>كورس = مَطبوع|مُلخص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كومبيوتر </text:p>
          </table:table-cell>
          <table:table-cell office:value-type="string" calcext:value-type="string">
            <text:p>كُومبيوتر </text:p>
          </table:table-cell>
          <table:table-cell office:value-type="string" calcext:value-type="string">
            <text:p><text:s/>حاسوب</text:p>
          </table:table-cell>
          <table:table-cell table:formula="of:=[.C66]&amp;&quot;=&quot;&amp;[.E66]" office:value-type="string" office:string-value="كومبيوتر = حاسوب" calcext:value-type="string">
            <text:p>كومبيوتر = حاسوب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كومنت </text:p>
          </table:table-cell>
          <table:table-cell office:value-type="string" calcext:value-type="string">
            <text:p>كُومُنْتْ </text:p>
          </table:table-cell>
          <table:table-cell office:value-type="string" calcext:value-type="string">
            <text:p><text:s/>تَعْلِيق</text:p>
          </table:table-cell>
          <table:table-cell table:formula="of:=[.C67]&amp;&quot;=&quot;&amp;[.E67]" office:value-type="string" office:string-value="كومنت = تَعْلِيق" calcext:value-type="string">
            <text:p>كومنت = تَعْلِيق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لايك </text:p>
          </table:table-cell>
          <table:table-cell office:value-type="string" calcext:value-type="string">
            <text:p>لايْك </text:p>
          </table:table-cell>
          <table:table-cell office:value-type="string" calcext:value-type="string">
            <text:p><text:s/>إعجاب</text:p>
          </table:table-cell>
          <table:table-cell table:formula="of:=[.C68]&amp;&quot;=&quot;&amp;[.E68]" office:value-type="string" office:string-value="لايك = إعجاب" calcext:value-type="string">
            <text:p>لايك = إعجاب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لمبة </text:p>
          </table:table-cell>
          <table:table-cell office:value-type="string" calcext:value-type="string">
            <text:p>لَمْبة </text:p>
          </table:table-cell>
          <table:table-cell office:value-type="string" calcext:value-type="string">
            <text:p><text:s/>مِصباح</text:p>
          </table:table-cell>
          <table:table-cell table:formula="of:=[.C69]&amp;&quot;=&quot;&amp;[.E69]" office:value-type="string" office:string-value="لمبة = مِصباح" calcext:value-type="string">
            <text:p>لمبة = مِصباح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ماركة </text:p>
          </table:table-cell>
          <table:table-cell office:value-type="string" calcext:value-type="string">
            <text:p>مَاركة </text:p>
          </table:table-cell>
          <table:table-cell office:value-type="string" calcext:value-type="string">
            <text:p><text:s/>عَلامَة</text:p>
          </table:table-cell>
          <table:table-cell table:formula="of:=[.C70]&amp;&quot;=&quot;&amp;[.E70]" office:value-type="string" office:string-value="ماركة = عَلامَة" calcext:value-type="string">
            <text:p>ماركة = عَلامَ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مخدة </text:p>
          </table:table-cell>
          <table:table-cell office:value-type="string" calcext:value-type="string">
            <text:p>مِخَدَّة </text:p>
          </table:table-cell>
          <table:table-cell office:value-type="string" calcext:value-type="string">
            <text:p><text:s/>وِسادة</text:p>
          </table:table-cell>
          <table:table-cell table:formula="of:=[.C71]&amp;&quot;=&quot;&amp;[.E71]" office:value-type="string" office:string-value="مخدة = وِسادة" calcext:value-type="string">
            <text:p>مخدة = وِسادة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موديل </text:p>
          </table:table-cell>
          <table:table-cell office:value-type="string" calcext:value-type="string">
            <text:p>مُودِيل </text:p>
          </table:table-cell>
          <table:table-cell office:value-type="string" calcext:value-type="string">
            <text:p><text:s/>نَوْع|نَموذج</text:p>
          </table:table-cell>
          <table:table-cell table:formula="of:=[.C72]&amp;&quot;=&quot;&amp;[.E72]" office:value-type="string" office:string-value="موديل = نَوْع|نَموذج" calcext:value-type="string">
            <text:p>موديل = نَوْع|نَموذج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هيلكوبتر </text:p>
          </table:table-cell>
          <table:table-cell office:value-type="string" calcext:value-type="string">
            <text:p>هيلكُوبتر </text:p>
          </table:table-cell>
          <table:table-cell office:value-type="string" calcext:value-type="string">
            <text:p><text:s/>طائرة عمودية|مِروحية</text:p>
          </table:table-cell>
          <table:table-cell table:formula="of:=[.C73]&amp;&quot;=&quot;&amp;[.E73]" office:value-type="string" office:string-value="هيلكوبتر = طائرة عمودية|مِروحية" calcext:value-type="string">
            <text:p>هيلكوبتر = طائرة عمودية|مِروحي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ولاعة </text:p>
          </table:table-cell>
          <table:table-cell office:value-type="string" calcext:value-type="string">
            <text:p>وَلَّاعَة </text:p>
          </table:table-cell>
          <table:table-cell office:value-type="string" calcext:value-type="string">
            <text:p><text:s/>قَدَّاحَة</text:p>
          </table:table-cell>
          <table:table-cell table:formula="of:=[.C74]&amp;&quot;=&quot;&amp;[.E74]" office:value-type="string" office:string-value="ولاعة = قَدَّاحَة" calcext:value-type="string">
            <text:p>ولاعة = قَدَّاحَة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2" office:value-type="string" calcext:value-type="string">
            <text:p>يافطة </text:p>
          </table:table-cell>
          <table:table-cell office:value-type="string" calcext:value-type="string">
            <text:p>يَافِطَة </text:p>
          </table:table-cell>
          <table:table-cell office:value-type="string" calcext:value-type="string">
            <text:p><text:s/>لافِتَةُ إِعْلان|لوحة إشهار</text:p>
          </table:table-cell>
          <table:table-cell table:formula="of:=[.C75]&amp;&quot;=&quot;&amp;[.E75]" office:value-type="string" office:string-value="يافطة = لافِتَةُ إِعْلان|لوحة إشهار" calcext:value-type="string">
            <text:p>يافطة = لافِتَةُ إِعْلان|لوحة إشهار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10484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8" table:default-cell-style-name="ce4"/>
        <table:table-column table:style-name="co7" table:number-columns-repeated="1023" table:default-cell-style-name="ce4"/>
        <table:table-row table:style-name="ro1">
          <table:table-cell office:value-type="string" calcext:value-type="string">
            <text:p># معجم لبعض الكلمات الدخيلة ومقابلاتها بالعربي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الكاتب : الحسين بشو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منظمة المجتمع العلمي العرب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http://arsco.org/article-detail-127-8-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باب الألف (( أ ))</text:p>
          </table:table-cell>
          <table:table-cell table:number-columns-repeated="1023"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7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01:04:14.821389894"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zerrouki</meta:initial-creator>
    <meta:creation-date>2020-06-09T17:51:25.657008024</meta:creation-date>
    <dc:date>2020-06-10T01:18:42.318165588</dc:date>
    <dc:creator>zerrouki</dc:creator>
    <meta:editing-duration>PT40M49S</meta:editing-duration>
    <meta:editing-cycles>4</meta:editing-cycles>
    <meta:generator>LibreOffice/6.3.6.2$Linux_X86_64 LibreOffice_project/2196df99b074d8a661f4036fca8fa0cbfa33a497</meta:generator>
    <meta:document-statistic meta:table-count="3" meta:cell-count="340" meta:object-count="0"/>
    <meta:user-defined meta:name="qrichtext">1</meta:user-defined>
  </office:meta>
</office:document-meta>
</file>